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1.746cm"/>
    </style:style>
    <style:style style:name="ro12" style:family="table-row">
      <style:table-row-properties style:row-height="0.49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17cm" fo:break-before="auto" style:use-optimal-row-height="true"/>
    </style:style>
    <style:style style:name="ro23" style:family="table-row">
      <style:table-row-properties style:row-height="0.882cm" fo:break-before="auto" style:use-optimal-row-height="true"/>
    </style:style>
    <style:style style:name="ro15" style:family="table-row">
      <style:table-row-properties style:row-height="2.18cm" fo:break-before="auto" style:use-optimal-row-height="false"/>
    </style:style>
    <style:style style:name="ro16" style:family="table-row">
      <style:table-row-properties style:row-height="1.184cm" fo:break-before="auto" style:use-optimal-row-height="false"/>
    </style:style>
    <style:style style:name="ro17" style:family="table-row">
      <style:table-row-properties style:row-height="0.524cm" fo:break-before="auto" style:use-optimal-row-height="false"/>
    </style:style>
    <style:style style:name="ro19" style:family="table-row">
      <style:table-row-properties style:row-height="0.265cm" fo:break-before="auto" style:use-optimal-row-height="false"/>
    </style:style>
    <style:style style:name="ro20" style:family="table-row">
      <style:table-row-properties style:row-height="2.187cm" fo:break-before="auto" style:use-optimal-row-height="true"/>
    </style:style>
    <style:style style:name="ro21" style:family="table-row">
      <style:table-row-properties style:row-height="2.177cm" fo:break-before="auto" style:use-optimal-row-height="false"/>
    </style:style>
    <style:style style:name="ro22" style:family="table-row">
      <style:table-row-properties style:row-height="1.185cm" fo:break-before="auto" style:use-optimal-row-height="fals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53" style:family="table-cell" style:parent-style-name="Default" style:data-style-name="N0"/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5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8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59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1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2" style:family="table-cell" style:parent-style-name="Default"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4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5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6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9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1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0"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9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200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20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20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203" style:family="table-cell" style:parent-style-name="Default" style:data-style-name="N0">
      <style:table-cell-properties fo:background-color="transparent" fo:border="0.06pt solid #000000"/>
    </style:style>
    <style:style style:name="ce204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2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2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2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/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0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0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0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1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0"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2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5" style:family="table-cell" style:parent-style-name="Default" style:data-style-name="N0">
      <style:table-cell-properties fo:background-color="transparent" fo:border="0.06pt solid #000000"/>
    </style:style>
    <style:style style:name="ce146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46" style:family="text">
      <style:text-properties style:text-underline-style="solid" style:text-underline-width="auto" style:text-underline-color="font-color"/>
    </style:style>
    <style:style style:name="T170" style:family="text">
      <style:text-properties fo:color="#ff0000" loext:opacity="100%" style:text-underline-style="solid" style:text-underline-width="auto" style:text-underline-color="font-color"/>
    </style:style>
    <style:style style:name="T171" style:family="text">
      <style:text-properties fo:color="#ff0000" loext:opacity="100%"/>
    </style:style>
    <style:style style:name="T176" style:family="text"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ff00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ffff00" loext:opacity="100%"/>
    </style:style>
    <style:style style:name="T169" style:family="text">
      <style:text-properties style:text-outline="false" style:text-line-through-style="none" style:text-line-through-type="none" style:text-position="0% 100%" style:font-name="Calibri1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T179" style:family="text">
      <style:text-properties fo:color="#ff8000" loext:opacity="100%"/>
    </style:style>
    <style:style style:name="T180" style:family="text"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1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81" style:family="text">
      <style:text-properties fo:color="#ffff38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1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82" style:family="text">
      <style:text-properties fo:color="#ffff38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ffff38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ffff38" loext:opacity="100%"/>
    </style:style>
    <style:style style:name="T185" style:family="text">
      <style:text-properties fo:color="#ffff38" loext:opacity="100%" fo:font-weight="bold" style:font-weight-asian="bold" style:font-weight-complex="bold"/>
    </style:style>
    <style:style style:name="T186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weight="normal" style:font-weight-asian="normal" style:font-weight-complex="normal"/>
    </style:style>
    <style:style style:name="T190" style:family="text">
      <style:text-properties fo:color="#ffff00" loext:opacity="100%" fo:font-weight="normal" style:font-weight-asian="normal" style:font-weight-complex="normal"/>
    </style:style>
    <style:style style:name="T191" style:family="text">
      <style:text-properties fo:color="#ffff00" loext:opacity="100%" style:text-underline-style="none" fo:font-weight="normal" style:font-weight-asian="normal" style:font-weight-complex="normal"/>
    </style:style>
    <style:style style:name="T192" style:family="text">
      <style:text-properties fo:color="#ffff00" loext:opacity="100%" style:font-name="Mono1"/>
    </style:style>
    <style:style style:name="T193" style:family="text">
      <style:text-properties fo:color="#ffff38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ffffff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ffff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ffff00" loext:opacity="100%" fo:font-weight="normal" style:font-weight-asian="normal" style:font-weight-complex="normal"/>
    </style:style>
    <style:style style:name="T198" style:family="text">
      <style:text-properties fo:color="#ffff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color="#ffff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ffffff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ffff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ffff00" loext:opacity="100%" fo:font-weight="bold" style:font-weight-asian="bold" style:font-weight-complex="bold"/>
    </style:style>
    <style:style style:name="T203" style:family="text">
      <style:text-properties fo:color="#ffffff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color="#ffffff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ff6d6d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ffff00" loext:opacity="100%" style:text-outline="false" style:text-line-through-style="none" style:text-line-through-type="none" style:font-name="Calibri1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ffff00" loext:opacity="100%" style:text-outline="false" style:text-line-through-style="none" style:text-line-through-type="none" style:font-name="Calibri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color="#ff6d6d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ffffff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ffff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ffff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ffff00" loext:opacity="100%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ffff00" loext:opacity="100%" style:text-outline="false" style:text-line-through-style="none" style:text-line-through-type="none" style:font-name="Mono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8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0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7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1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3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2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3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24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21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4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9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130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2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1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42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7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8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0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1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7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23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0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92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93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94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95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103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4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5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0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9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10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1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2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14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117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18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2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123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12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126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2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12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3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3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3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38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39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4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143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1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1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146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147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148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149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150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51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52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153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154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155" style:family="text">
      <style:text-properties style:font-name="Calibri1" fo:font-weight="bold" style:text-underline-style="none" style:text-underline-color="font-color" style:text-line-through-type="none" fo:font-style="normal" style:text-outline="false" fo:text-shadow="none" style:text-position="0% 100%" style:font-name-complex="Calibri1" style:font-size-asian="15pt" style:font-size-complex="15pt" style:font-weight-asian="bold" style:font-weight-complex="bold" style:font-style-asian="normal" style:font-style-complex="normal"/>
    </style:style>
    <style:style style:name="T156" style:family="text">
      <style:text-properties style:text-underline-style="solid" style:text-underline-width="auto" style:text-underline-color="font-color" fo:color="#ff0000"/>
    </style:style>
    <style:style style:name="T158" style:family="text">
      <style:text-properties fo:color="#ff0000"/>
    </style:style>
    <style:style style:name="T159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1" style:family="text">
      <style:text-properties fo:color="#ffff00"/>
    </style:style>
    <style:style style:name="T162" style:family="text">
      <style:text-properties fo:color="#ff8000"/>
    </style:style>
    <style:style style:name="T163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64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65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66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67" style:family="text">
      <style:text-properties fo:color="#ffff38"/>
    </style:style>
    <style:style style:name="T168" style:family="text">
      <style:text-properties fo:color="#ffff38" fo:font-weight="bold" style:font-weight-asian="bold" style:font-weight-complex="bold"/>
    </style:style>
    <style:style style:name="T17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7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17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39" style:family="text">
      <style:text-properties fo:font-weight="normal" style:font-weight-asian="normal" style:font-weight-complex="normal" fo:color="#ffff00"/>
    </style:style>
    <style:style style:name="T240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41" style:family="text">
      <style:text-properties fo:color="#ffff00" style:font-name="Mono1"/>
    </style:style>
    <style:style style:name="T24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4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4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5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46" style:family="text">
      <style:text-properties fo:color="#ffff00" fo:font-weight="normal" style:font-weight-asian="normal" style:font-weight-complex="normal"/>
    </style:style>
    <style:style style:name="T247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48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49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5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51" style:family="text">
      <style:text-properties fo:color="#ffff00" fo:font-weight="bold" style:font-weight-asian="bold" style:font-weight-complex="bold"/>
    </style:style>
    <style:style style:name="T252" style:family="text">
      <style:text-properties fo:color="#ffffff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3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54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55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56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57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58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59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60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61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62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63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64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65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1"/>
    </style:style>
    <style:style style:name="T26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/>
    </style:style>
    <style:style style:name="T2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 fo:color="#ffff00"/>
    </style:style>
    <style:style style:name="T27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27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27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7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74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275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276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7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7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7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8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8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28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8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28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2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286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28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2" table:default-cell-style-name="ce78"/>
        <table:table-column table:style-name="co16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93"> (conotativo ou </text:span><text:span text:style-name="T94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95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95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95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96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96"> </text:span><text:span text:style-name="T99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103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103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103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4">Engenharia de Software</text:span>: ciclo de vida do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4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04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4">Metodologias de desenvolvimento de software</text:span>: padrões de projeto, processo unificado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4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4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sistema gerenciador de banco de dados (SGBD): MySQL, PostgreSQ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4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04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4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4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4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4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4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4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4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04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05"> (</text:span><text:span text:style-name="T106">listas</text:span><text:span text:style-name="T109">: fila, pilha, lista encadeada circular – </text:span><text:span text:style-name="T106">árvore</text:span><text:span text:style-name="T109">, </text:span><text:span text:style-name="T106">hashtables</text:span><text:span text:style-name="T109">, </text:span><text:span text:style-name="T106">grafos</text:span><text:span text:style-name="T109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10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11">Condicionais</text:span><text:span text:style-name="T112">(também chamadas de Estruturas de Seleção IF ELSE, SWITCH CASE) e de </text:span><text:span text:style-name="T114">Repetição</text:span><text:span text:style-name="T112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05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15">Modularização </text:span><text:span text:style-name="T116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05"> (o ideal é um sistema com</text:span><text:span text:style-name="T106"> Alta Coesão </text:span><text:span text:style-name="T109">e </text:span><text:span text:style-name="T117">Fraco Acoplamento</text:span><text:span text:style-name="T118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96">(palavras-chave: </text:span><text:span text:style-name="T122">void</text:span><text:span text:style-name="T123"> / </text:span><text:span text:style-name="T122">return</text:span><text:span text:style-name="T123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05"> (aponta para o endereço de memória ‘&amp;’)</text:span><text:span text:style-name="T125"> e Chamadas por </text:span>valor <text:span text:style-name="T110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96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6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6">tratamento de exceção</text:span><text:span text:style-name="T127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96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96">(WebStorage)</text:span>, camadas<text:span text:style-name="T96">(MVC)</text:span> e design patterns<text:span text:style-name="T96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96">(design pattern/JSON)</text:span>, SOAP<text:span text:style-name="T96">(protocolo/XML)</text:span> e WebApi<text:span text:style-name="T96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8">Noções sobre metodologias de análise, projeto e desenvolvimento de sistemas</text:span><text:span text:style-name="T125"> </text:span><text:span text:style-name="T127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8">Modelagem UML</text:span><text:span text:style-name="T125"> </text:span><text:span text:style-name="T127">(diagramas </text:span><text:span text:style-name="T131">estruturais</text:span><text:span text:style-name="T132"> e </text:span><text:span text:style-name="T131">comportamentais</text:span><text:span text:style-name="T132">)</text:span><text:span text:style-name="T135"> </text:span><text:span text:style-name="T136">e E-R</text:span><text:span text:style-name="T137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22">
          <table:covered-table-cell/>
          <table:table-cell table:style-name="ce42" office:value-type="string" calcext:value-type="string">
            <text:p>Modelagem de Dados <text:span text:style-name="T126">(</text:span><text:span text:style-name="T127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8">Modelo entidade relacionamento</text:span><text:span text:style-name="T127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96">(dados representados em </text:span><text:span text:style-name="T138">Tabelas</text:span><text:span text:style-name="T139">, [Entidade, atributo e relacionamento], </text:span><text:span text:style-name="T138">chaves primárias </text:span><text:span text:style-name="T139">e </text:span><text:span text:style-name="T138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40">Mapeamento E-R para relacional </text:span><text:span text:style-name="T143">[</text:span><text:span text:style-name="T144">Entidade</text:span><text:span text:style-name="T145"> </text:span><text:span text:style-name="T146">→</text:span><text:span text:style-name="T145"> </text:span><text:span text:style-name="T147">Tabela] [</text:span><text:span text:style-name="T144">Atributos</text:span><text:span text:style-name="T145"> </text:span><text:span text:style-name="T146">→</text:span><text:span text:style-name="T145"> </text:span><text:span text:style-name="T147">Colunas/campos] [</text:span><text:span text:style-name="T144">Relacionamento</text:span><text:span text:style-name="T148"> </text:span><text:span text:style-name="T146">→ </text:span><text:span text:style-name="T148">Cardinalidade] [Instância</text:span><text:span text:style-name="T144"> </text:span><text:span text:style-name="T149">→</text:span><text:span text:style-name="T145"> </text:span><text:span text:style-name="T147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96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0">
          <table:covered-table-cell/>
          <table:table-cell table:style-name="ce42" office:value-type="string" calcext:value-type="string">
            <text:p>Sistemas Gerenciadores de Banco de Dados: tabelas, visões <text:span text:style-name="T150">(selects armazenados na memória cache)</text:span>, índices<text:span text:style-name="T150"> (resumo de grandes tabelas)</text:span>, sequências <text:span text:style-name="T150">(criam um valor para uma chave primária)</text:span>, sinônimos <text:span text:style-name="T150">(referencia outro esquema de um BD distribuído)</text:span>, restrições <text:span text:style-name="T150">(regras para garantir a integridade)</text:span>, dicionário de dados<text:span text:style-name="T150"> (documento de metadados sobre a estrutura do BD)</text:span><text:span text:style-name="T125">, restrições de integridade </text:span><text:span text:style-name="T127">(domínio, referencial, vazio, chave ou definida pelo usuário)</text:span>, constraints<text:span text:style-name="T150">(de </text:span><text:span text:style-name="T151">TIPOS, NOT NULL, UNIQUE, PK, FK, DEFAULT, CHECK</text:span><text:span text:style-name="T152">)</text:span>, tipos de dados <text:span text:style-name="T150">(</text:span><text:span text:style-name="T151">int</text:span><text:span text:style-name="T152">, </text:span><text:span text:style-name="T151">char</text:span><text:span text:style-name="T152">, </text:span><text:span text:style-name="T151">varchar</text:span><text:span text:style-name="T152">, </text:span><text:span text:style-name="T151">float</text:span><text:span text:style-name="T152">, </text:span><text:span text:style-name="T153">date</text:span><text:span text:style-name="T154">)</text:span>, SQL, PL/SQL. <text:span text:style-name="T96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5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5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refeitura_2022" table:style-name="ta3">
        <table:table-column table:style-name="co6" table:default-cell-style-name="ce104"/>
        <table:table-column table:style-name="co7" table:default-cell-style-name="Default"/>
        <table:table-column table:style-name="co8" table:default-cell-style-name="ce121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13">
          <table:table-cell table:style-name="ce96" office:value-type="string" calcext:value-type="string">
            <text:p>Matéria</text:p>
          </table:table-cell>
          <table:table-cell table:style-name="ce105" office:value-type="string" calcext:value-type="string">
            <text:p>Conteúdo</text:p>
          </table:table-cell>
          <table:table-cell table:style-name="ce115" office:value-type="string" calcext:value-type="string">
            <text:p>ESTUDO</text:p>
          </table:table-cell>
          <table:table-cell table:style-name="ce122" office:value-type="string" calcext:value-type="string">
            <text:p>REVISÃO</text:p>
          </table:table-cell>
          <table:table-cell table:style-name="ce105" table:number-columns-repeated="1020"/>
        </table:table-row>
        <table:table-row table:style-name="ro2">
          <table:table-cell table:style-name="ce97" office:value-type="string" calcext:value-type="string" table:number-columns-spanned="1" table:number-rows-spanned="9">
            <text:p>LÍNGUA PORTUGUESA</text:p>
          </table:table-cell>
          <table:table-cell table:style-name="ce106" office:value-type="string" calcext:value-type="string">
            <text:p>1 Leitura e interpretação de <text:span text:style-name="T46">diversos</text:span><text:span text:style-name="T156"> tipos de textos</text:span><text:span text:style-name="T158"> </text:span>(literários e não literários)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6" office:value-type="string" calcext:value-type="string">
            <text:p>2 Sinônimos e antônimos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6" office:value-type="string" calcext:value-type="string">
            <text:p><text:span text:style-name="T159">3 Sentido próprio e figurado das palavras</text:span><text:span text:style-name="T160"> (conotativo ou </text:span><text:span text:style-name="T158">denotativ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6" office:value-type="string" calcext:value-type="string">
            <text:p>4 Pontuação <text:span text:style-name="T158">(Quando usar e não usar a vírgula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6" office:value-type="string" calcext:value-type="string">
            <text:p>5 Classes de palavras.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7" office:value-type="string" calcext:value-type="string">
            <text:p>6 Concordância nominal e verbal.<text:span text:style-name="T158"> (flexão de gênero, número e/ou pessoa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6" office:value-type="string" calcext:value-type="string">
            <text:p><text:span text:style-name="T159">7 Regências nominal  e verbal. </text:span><text:span text:style-name="T160">(uso de preposições / </text:span><text:span text:style-name="T158">VTD ou VTI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6" office:value-type="string" calcext:value-type="string">
            <text:p>8  Colocação pronominal<text:span text:style-name="T158"> (próclise, ênclise e mesóclise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07" office:value-type="string" calcext:value-type="string">
            <text:p>9 Crase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98" office:value-type="string" calcext:value-type="string" table:number-columns-spanned="1" table:number-rows-spanned="13">
            <text:p>MATEMÁTICA</text:p>
          </table:table-cell>
          <table:table-cell table:style-name="ce108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Representações fracionária ou decimal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Mínimo múltiplo comum (MMC)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Máximo divisor comum (MDC)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Porcentagem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Razão e proporção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Regra de três simples ou composta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Sistema de equações do 1º grau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Equações do 2º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Grandezas e medidas – quantidade, tempo, comprimento, superfície, capacidade e massa <text:span text:style-name="T161">1m3 = 1000litros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Relação entre grandezas – tabela ou gráfico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9"/>
          <table:table-cell table:style-name="ce108" office:value-type="string" calcext:value-type="string">
            <text:p>Tratamento da informação – média aritmética simples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98"/>
          <table:table-cell table:style-name="ce108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 table:number-columns-spanned="1" table:number-rows-spanned="2">
            <text:p><text:span text:style-name="T155">ATUALIDADES</text:span></text:p>
            <text:p/>
          </table:table-cell>
          <table:table-cell table:style-name="ce10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1" table:number-columns-repeated="2"/>
          <table:table-cell table:style-name="ce126" table:number-columns-repeated="1020"/>
        </table:table-row>
        <table:table-row table:style-name="ro1">
          <table:covered-table-cell table:style-name="ce101"/>
          <table:table-cell table:style-name="ce101" office:value-type="string" calcext:value-type="string">
            <text:p>Anúncio remarcando provas publicado dia 30/08. (provavelmente serão questões do primeiro trimestre de 2020)</text:p>
          </table:table-cell>
          <table:table-cell table:style-name="ce101" table:number-columns-repeated="2"/>
          <table:table-cell table:style-name="ce126" table:number-columns-repeated="1020"/>
        </table:table-row>
        <table:table-row table:style-name="ro4">
          <table:table-cell table:style-name="ce102" office:value-type="string" calcext:value-type="string" table:number-columns-spanned="1" table:number-rows-spanned="6">
            <text:p>RACIOCÍNIO LÓGICO</text:p>
          </table:table-cell>
          <table:table-cell table:style-name="ce101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1" table:number-columns-repeated="2"/>
          <table:table-cell table:number-columns-repeated="1020"/>
        </table:table-row>
        <table:table-row table:style-name="ro14">
          <table:covered-table-cell table:style-name="ce102"/>
          <table:table-cell table:style-name="ce109" office:value-type="string" calcext:value-type="string">
            <text:p>Estruturas lógicas<text:span text:style-name="T161"> </text:span><text:span text:style-name="T162">(tabela do sim ou nã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102"/>
          <table:table-cell table:style-name="ce109" office:value-type="string" calcext:value-type="string">
            <text:p>lógicas de argumentação<text:span text:style-name="T162"> equivalência(=): p→q = q ou ~p = ~q → ~p          negativa(~): p e ~q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09" office:value-type="string" calcext:value-type="string">
            <text:p>Diagramas lógicos <text:span text:style-name="T162">Diagrama de Venn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09" office:value-type="string" calcext:value-type="string">
            <text:p>Sequências <text:span text:style-name="T162">investigue a soma das diferenças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01" office:value-type="string" calcext:value-type="string">
            <text:p>Operação com conjuntos</text:p>
          </table:table-cell>
          <table:table-cell table:style-name="ce10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163">Algoritmos e estruturas de dados e objetos</text:span><text:span text:style-name="T164"> (</text:span><text:span text:style-name="T165">listas</text:span><text:span text:style-name="T166">: fila, </text:span><text:span text:style-name="T164">pilha, lista encadeada circular – </text:span><text:span text:style-name="T165">árvore</text:span><text:span text:style-name="T164">, </text:span><text:span text:style-name="T165">hashtables</text:span><text:span text:style-name="T164">, </text:span><text:span text:style-name="T165">grafos</text:span><text:span text:style-name="T166">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Tipos de dados: elementares e estruturados<text:span text:style-name="T167"> (int, float, char, boolean – string, objeto, música, imagens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3"/>
          <table:table-cell table:style-name="ce110" office:value-type="string" calcext:value-type="string">
            <text:p>Estruturas de controle de fluxo: <text:span text:style-name="T168">Condicionais</text:span><text:span text:style-name="T167">(também chamadas de Estruturas de Seleção IF ELSE, SWITCH CASE) e de </text:span><text:span text:style-name="T168">Repetição</text:span><text:span text:style-name="T167">(WHILE, DO-WHILE, FOR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3"/>
          <table:table-cell table:style-name="ce110" office:value-type="string" calcext:value-type="string">
            <text:p><text:span text:style-name="T172">Programação estruturada</text:span><text:span text:style-name="T173"> (</text:span><text:span text:style-name="T174">Sequencial, Condicionais e Iterações) + </text:span><text:span text:style-name="T175">(funções e procedimentos: criados para organização, compreensão, manutenção, reus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63">Modularização </text:span><text:span text:style-name="T239">(D</text:span><text:span text:style-name="T240">ividir o sistema em partes [classes, funções]. Facilita a detecção de erros, manutenção e reutilização do códig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163">Acoplamento entre módulos e coesão de módulos</text:span><text:span text:style-name="T164"> (o ideal é um sistema com</text:span><text:span text:style-name="T165"> Alta Coesão </text:span><text:span text:style-name="T166">e </text:span><text:span text:style-name="T168">Fraco Acoplamento</text:span><text:span text:style-name="T167"> para ter boa manutenibilidade)</text:span></text:p>
          </table:table-cell>
          <table:table-cell table:style-name="ce117" office:value-type="string" calcext:value-type="string">
            <text:p>OK</text:p>
          </table:table-cell>
          <table:table-cell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rocedimentos e sub-rotinas <text:span text:style-name="T161"> (palavras-chave: </text:span><text:span text:style-name="T241">void</text:span><text:span text:style-name="T161"> / </text:span><text:span text:style-name="T241">return</text:span><text:span text:style-name="T161">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159">Chamadas por referência</text:span><text:span text:style-name="T242"> (aponta para o endereço de memória ‘&amp;’)</text:span><text:span text:style-name="T243"> e Chamadas por </text:span>valor <text:span text:style-name="T167">(só copia o dado para o parâmetr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Programação por eventos<text:span text:style-name="T161"> (disparo de ações na mudança de estado, envio de mensagens ao manipular interfaces gráficas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<text:span text:style-name="T244">Programação orientada a objetos, classes, objetos, métodos, mensagens, herança, polimorfismo, sobrecarga,</text:span> interfaces e pacotes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<text:span text:style-name="T244">tratamento de exceção</text:span><text:span text:style-name="T245"> (throw, try catch, finally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HTML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XML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Javascript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HP <text:span text:style-name="T161">(linguagem interpretada [não-compilada], dinâmica pois não exige declarar a variável antes de usá-la, e fracamente tipada: não exige declarar o tipo)</text:span>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DHTML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C#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JSP (Java Server Pages)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Servlets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ASP.Net (Active Server Pages)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Arquiteturas de componentes: Microsoft COM, .Net, J2EE.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L/SQL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AJAX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CSS </text:p>
          </table:table-cell>
          <table:table-cell table:style-name="ce117" office:value-type="string" calcext:value-type="string">
            <text:p>OK</text:p>
          </table:table-cell>
          <table:table-cell table:style-name="ce124"/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Programação Web: conceitos fundamentais, persistência<text:span text:style-name="T246">(WebStorage)</text:span>, camadas<text:span text:style-name="T161">(MVC)</text:span> e design patterns<text:span text:style-name="T161">(GoF: Cretional, Structural e Behavioral)</text:span>. 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Web services usando REST<text:span text:style-name="T161">(design pattern/JSON)</text:span>, SOAP<text:span text:style-name="T161">(protocolo/XML)</text:span> e WebApi<text:span text:style-name="T161">(cliente/servidor)</text:span>: ModelagemUML e E-R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<text:span text:style-name="T244">Noções sobre metodologias de análise, projeto e desenvolvimento de sistemas </text:span><text:span text:style-name="T245">(Agile/Scrum/XP)</text:span>, tecnologias web, frameworks de desenvolvimento 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244">Modelagem UML </text:span><text:span text:style-name="T245">(diagramas </text:span><text:span text:style-name="T247">estruturais</text:span><text:span text:style-name="T248"> e </text:span><text:span text:style-name="T247">comportamentais</text:span><text:span text:style-name="T248">)</text:span><text:span text:style-name="T249"> e E-R</text:span><text:span text:style-name="T250"> (entidade forte ou fraca, cardinalidade dos relacionamentos)</text:span></text:p>
          </table:table-cell>
          <table:table-cell table:style-name="ce117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Banco de Dados: Conceitos de BD <text:span text:style-name="T161">(hierárquico, rede, relacional e OO)</text:span> e de SGBD, arquitetura de SGBD, Funções básicas de SGBD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159">Modelagem de Dados </text:span><text:span text:style-name="T243"> (</text:span><text:span text:style-name="T245">tipos de modelos: </text:span>Modelo Conceitual<text:span text:style-name="T161">(DER)</text:span>, Modelo Lógico<text:span text:style-name="T161">(ficha da entidade)</text:span>, Modelo Físico<text:span text:style-name="T161">(identificação com tipos e restrições)</text:span>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244">Modelo entidade relacionamento</text:span><text:span text:style-name="T245"> (MER e sua representação gráfica: DER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Modelo relacional <text:span text:style-name="T161">(dados representados em </text:span><text:span text:style-name="T251">Tabelas</text:span><text:span text:style-name="T246">, [Entidade, atributo e relacionamento], </text:span><text:span text:style-name="T251">chaves primárias </text:span><text:span text:style-name="T246">e </text:span><text:span text:style-name="T251">estrangeiras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Restrições de integridade<text:span text:style-name="T161"> (Domínio, Referencial, Vazio, Chave ou Definida pelo Usuário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Normalização e dependência funcional <text:span text:style-name="T161">(reduzir a redundância de dados para aumentar a integridade e desempenho, 1ª forma normal exige atomicidade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3">
          <table:table-cell table:style-name="ce103"/>
          <table:table-cell table:style-name="ce112" office:value-type="string" calcext:value-type="string">
            <text:p><text:span text:style-name="T252">Mapeamento E-R para relacional  </text:span><text:span text:style-name="T253">[</text:span><text:span text:style-name="T254">Entidade</text:span><text:span text:style-name="T255"> </text:span><text:span text:style-name="T256">→</text:span><text:span text:style-name="T255"> </text:span><text:span text:style-name="T257">Tabela]    [</text:span><text:span text:style-name="T254">Atributos</text:span><text:span text:style-name="T255"> </text:span><text:span text:style-name="T256">→</text:span><text:span text:style-name="T255"> </text:span><text:span text:style-name="T257">Colunas/campos]    [</text:span><text:span text:style-name="T254">Relacionamento</text:span><text:span text:style-name="T258"> </text:span><text:span text:style-name="T256">→ </text:span><text:span text:style-name="T258">Cardinalidade]</text:span><text:span text:style-name="T259">   </text:span><text:span text:style-name="T260"> </text:span><text:span text:style-name="T261">[Instância</text:span><text:span text:style-name="T262"> </text:span><text:span text:style-name="T263">→</text:span><text:span text:style-name="T264"> </text:span><text:span text:style-name="T265">Linhas/registros/tuplas]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3" office:value-type="string" calcext:value-type="string">
            <text:p>Álgebra relacional.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3" office:value-type="string" calcext:value-type="string">
            <text:p>Cálculo relacional </text:p>
          </table:table-cell>
          <table:table-cell table:style-name="ce119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3"/>
          <table:table-cell table:style-name="ce110" office:value-type="string" calcext:value-type="string">
            <text:p>Linguagem SQL: Linguagem de definição de dados (DDL), Linguagem de manipulação de dados (DML)</text:p>
          </table:table-cell>
          <table:table-cell table:style-name="ce120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Conceito de transação<text:span text:style-name="T161"> (executada como tarefa única, seguindo os princípios do ACID; cláusulas Commit, Rollback, begin-end transaction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3" office:value-type="string" calcext:value-type="string">
            <text:p>Procedimentos armazenados ("Stored Procedures")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4">
          <table:table-cell table:style-name="ce103"/>
          <table:table-cell table:style-name="ce113" office:value-type="string" calcext:value-type="string">
            <text:p>Gatilhos ("Triggers") <text:span text:style-name="T161">(stored procedure disparado por evento DML)</text:span>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5">
          <table:table-cell table:style-name="ce103"/>
          <table:table-cell table:style-name="ce110" office:value-type="string" calcext:value-type="string">
            <text:p><text:span text:style-name="T159">Sistemas Gerenciadores de Banco de Dados: tabelas, visões </text:span><text:span text:style-name="T245">(selects armazenados na memória cache)</text:span><text:span text:style-name="T159">, índices</text:span><text:span text:style-name="T245"> (resumo de grandes tabelas)</text:span><text:span text:style-name="T159">, sequências </text:span><text:span text:style-name="T245">(criam um valor para uma chave primária)</text:span><text:span text:style-name="T159">, sinônimos </text:span><text:span text:style-name="T245">(referencia outro esquema de um BD distribuído)</text:span><text:span text:style-name="T159">, restrições </text:span><text:span text:style-name="T245">(regras para garantir a integridade)</text:span><text:span text:style-name="T159">, dicionário de dados</text:span><text:span text:style-name="T245"> (documento de metadados sobre a estrutura do BD)</text:span><text:span text:style-name="T243">, restrições de integridade </text:span><text:span text:style-name="T245">(domínio, referencial, vazio, chave ou definida pelo usuário)</text:span><text:span text:style-name="T159">, constraints</text:span><text:span text:style-name="T245">(de </text:span><text:span text:style-name="T266">TIPOS, NOT NULL, UNIQUE, PK, FK, DEFAULT, CHECK</text:span><text:span text:style-name="T267">)</text:span><text:span text:style-name="T268">, tipos de dados </text:span><text:span text:style-name="T269">(</text:span><text:span text:style-name="T270">int</text:span><text:span text:style-name="T267">, </text:span><text:span text:style-name="T270">char</text:span><text:span text:style-name="T267">, </text:span><text:span text:style-name="T270">varchar</text:span><text:span text:style-name="T267">, </text:span><text:span text:style-name="T270">float</text:span><text:span text:style-name="T267">, </text:span><text:span text:style-name="T241">date</text:span><text:span text:style-name="T161">)</text:span>, SQL, PL/SQL. <text:span text:style-name="T161">(e Suas cláusulas e funçõe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114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4" table:number-rows-repeated="1048488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29"/>
        <table:table-column table:style-name="co2" table:default-cell-style-name="ce95"/>
        <table:table-column table:style-name="co11" table:default-cell-style-name="ce150"/>
        <table:table-column table:style-name="co12" table:default-cell-style-name="ce95"/>
        <table:table-column table:style-name="co5" table:number-columns-repeated="1020" table:default-cell-style-name="ce95"/>
        <table:table-row table:style-name="ro13">
          <table:table-cell table:style-name="ce127" office:value-type="string" calcext:value-type="string">
            <text:p>Matéria</text:p>
          </table:table-cell>
          <table:table-cell table:style-name="ce134" office:value-type="string" calcext:value-type="string">
            <text:p>Conteúdo</text:p>
          </table:table-cell>
          <table:table-cell table:style-name="ce148" office:value-type="string" calcext:value-type="string">
            <text:p>Estudo</text:p>
          </table:table-cell>
          <table:table-cell table:style-name="ce151" office:value-type="string" calcext:value-type="string">
            <text:p>Revisão</text:p>
          </table:table-cell>
          <table:table-cell table:style-name="ce134" table:number-columns-repeated="1020"/>
        </table:table-row>
        <table:table-row table:style-name="ro2">
          <table:table-cell table:style-name="ce128" office:value-type="string" calcext:value-type="string" table:number-columns-spanned="1" table:number-rows-spanned="9">
            <text:p>LÍNGUA PORTUGUESA</text:p>
          </table:table-cell>
          <table:table-cell table:style-name="ce135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2 Sinônimos e antônim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3 Sentido próprio e figurado das palavras<text:span text:style-name="T95"> (denotativo ou conotativ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4 Pontuação <text:span text:style-name="T95">(Quando usar e não usar a vírgula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5 Classes de palavra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6 Concordância nominal e verbal.<text:span text:style-name="T95"> (flexão de gênero, número e/ou pessoa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8 Colocação pronominal<text:span text:style-name="T95"> (próclise, ênclise e mesóclis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9 Crase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30" office:value-type="string" calcext:value-type="string" table:number-columns-spanned="1" table:number-rows-spanned="13">
            <text:p>MATEMÁTICA</text:p>
          </table:table-cell>
          <table:table-cell table:style-name="ce137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Representações fracionária ou decimal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Mínimo múltiplo comum (MMC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Máximo divisor comum (MDC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Porcentagem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Razão e propor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Regra de três simples ou composta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Sistema de equações do 1º grau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Equações do 2º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Relação entre grandezas – tabela ou gráfic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Tratamento da informação – média aritmética simple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37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31" office:value-type="string" calcext:value-type="string" table:number-columns-spanned="1" table:number-rows-spanned="2">
            <text:p><text:span text:style-name="T104">ATUALIDADES</text:span></text:p>
            <text:p/>
          </table:table-cell>
          <table:table-cell table:style-name="ce138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8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2" office:value-type="string" calcext:value-type="string" table:number-columns-spanned="1" table:number-rows-spanned="6">
            <text:p>RACIOCÍNIO LÓGICO</text:p>
          </table:table-cell>
          <table:table-cell table:style-name="ce139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9" office:value-type="string" calcext:value-type="string">
            <text:p>Estruturas lógica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9" office:value-type="string" calcext:value-type="string">
            <text:p>lógicas de argumenta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Diagramas lógic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Sequência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Operação com conjunt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 table:number-columns-spanned="1" table:number-rows-spanned="39">
            <text:p>ESPECÍFICOS</text:p>
          </table:table-cell>
          <table:table-cell table:style-name="ce140" office:value-type="string" calcext:value-type="string">
            <text:p><text:span text:style-name="T128">Algoritmos e estruturas de dados e objetos</text:span><text:span text:style-name="T271"> (</text:span><text:span text:style-name="T272">listas</text:span><text:span text:style-name="T273">: fila, pilha, lista encadeada circular – </text:span><text:span text:style-name="T272">árvore</text:span><text:span text:style-name="T273">, </text:span><text:span text:style-name="T272">hashtables</text:span><text:span text:style-name="T273">, </text:span><text:span text:style-name="T272">grafos</text:span><text:span text:style-name="T273">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Tipos de dados: elementares e estruturados<text:span text:style-name="T110"> (int, float, char, boolean – string, objeto, música, imagen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Estruturas de controle de fluxo: <text:span text:style-name="T111">Condicionais</text:span><text:span text:style-name="T112">(também chamadas de Estruturas de Seleção IF ELSE, SWITCH CASE) e de </text:span><text:span text:style-name="T114">Repetição</text:span><text:span text:style-name="T112">(WHILE, DO-WHILE, FOR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7">
          <table:covered-table-cell/>
          <table:table-cell table:style-name="ce141" office:value-type="string" calcext:value-type="string">
            <text:p>Programação estruturada<text:span text:style-name="T110"> (Sequencial, Condicionais e Iteraçõ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ularização <text:span text:style-name="T110">(funções e procedimentos: criados para que se tenha organização, compreensão, manutenção, reus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Acoplamento entre módulos e coesão de módulos<text:span text:style-name="T110"> (o ideal é um sistema com</text:span><text:span text:style-name="T114"> Fraco Acoplamento</text:span><text:span text:style-name="T112"> e</text:span><text:span text:style-name="T114"> Alta Coesão</text:span><text:span text:style-name="T112"> para ter boa manutenibilidad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Procedimentos e sub-rotinas <text:span text:style-name="T96">(palavras-chave: </text:span><text:span text:style-name="T122">void</text:span><text:span text:style-name="T123"> / </text:span><text:span text:style-name="T122">return</text:span><text:span text:style-name="T123">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hamadas por referência<text:span text:style-name="T110"> (aponta para o endereço de memória ‘&amp;’)</text:span> e valor <text:span text:style-name="T110">(só copia o dado para o parâmetr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0" office:value-type="string" calcext:value-type="string">
            <text:p>Programação por eventos<text:span text:style-name="T96"> (mudança de estado, envio de mensagens ao manipular interfaces gráfica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0" office:value-type="string" calcext:value-type="string">
            <text:p>Programação orientada a objetos, classes, objetos, métodos, mensagens, herança, polimorfismo, sobrecarga, interfaces e pacotes, tratamento de exceção<text:span text:style-name="T96"> (throw, try catch, finally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HT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2" office:value-type="string" calcext:value-type="string">
            <text:p>X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DHT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Javascript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#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PHP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JSP<text:span text:style-name="T96"> (Java Server Pag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0" office:value-type="string" calcext:value-type="string">
            <text:p>Servlet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ASP.Net <text:span text:style-name="T96">(Active Server Pag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9">
          <table:covered-table-cell/>
          <table:table-cell table:style-name="ce143" table:number-columns-repeated="2"/>
          <table:table-cell table:style-name="ce152"/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agem UML <text:span text:style-name="T150">(diagramas </text:span><text:span text:style-name="T274">estruturais</text:span><text:span text:style-name="T275"> e </text:span><text:span text:style-name="T274">comportamentais</text:span><text:span text:style-name="T275">)</text:span> e E-R<text:span text:style-name="T150"> (entidade forte ou fraca, cardinalidade dos relacionamentos)</text:span></text:p>
          </table:table-cell>
          <table:table-cell table:style-name="ce149" office:value-type="string" calcext:value-type="string">
            <text:p>OK</text:p>
          </table:table-cell>
          <table:table-cell table:style-name="ce14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<text:span text:style-name="T128">Modelagem de Dados </text:span>(<text:span text:style-name="T150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o entidade relacionamento<text:span text:style-name="T150"> (MER e sua representação gráfica: DER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o relacional <text:span text:style-name="T96">(dados representados em </text:span><text:span text:style-name="T138">Tabelas</text:span><text:span text:style-name="T139">, [Entidade, atributo e relacionamento], </text:span><text:span text:style-name="T138">chaves primárias </text:span><text:span text:style-name="T139">e </text:span><text:span text:style-name="T138">estrangeira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4" office:value-type="string" calcext:value-type="string">
            <text:p>Mapeamento E-R para relacional <text:span text:style-name="T96">[</text:span><text:span text:style-name="T138">Entidade</text:span> <text:span text:style-name="T276">→</text:span> <text:span text:style-name="T96">Tabela] [</text:span><text:span text:style-name="T138">Atributos</text:span> <text:span text:style-name="T276">→</text:span> <text:span text:style-name="T96">Colunas/campos] [</text:span><text:span text:style-name="T138">Relacionamento</text:span><text:span text:style-name="T139"> </text:span><text:span text:style-name="T277">→ </text:span><text:span text:style-name="T278">Cardinalidade] [Instância</text:span><text:span text:style-name="T279"> </text:span><text:span text:style-name="T280">→</text:span> <text:span text:style-name="T96">Linhas/registros/tuplas]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2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0">
          <table:covered-table-cell/>
          <table:table-cell table:style-name="ce140" office:value-type="string" calcext:value-type="string">
            <text:p><text:span text:style-name="T128">Sistemas Gerenciadores de Banco de Dados: tabelas, visões </text:span><text:span text:style-name="T127">(selects armazenados na memória cache)</text:span><text:span text:style-name="T281">, índices</text:span><text:span text:style-name="T127"> (resumo de grandes tabelas)</text:span><text:span text:style-name="T281">, sequências </text:span><text:span text:style-name="T127">(criam um valor para uma chave primária)</text:span><text:span text:style-name="T281">, sinônimos </text:span><text:span text:style-name="T127">(referencia outro esquema de um BD distribuído)</text:span><text:span text:style-name="T281">, restrições </text:span><text:span text:style-name="T127">(regras para garantir a integridade)</text:span><text:span text:style-name="T281">, dicionário de dados</text:span><text:span text:style-name="T127"> (documento de metadados sobre a estrutura do BD)</text:span>, restrições de integridade <text:span text:style-name="T150">(domínio, referencial, vazio, chave ou definida pelo usuário)</text:span><text:span text:style-name="T281">, constraints</text:span><text:span text:style-name="T127">(de </text:span><text:span text:style-name="T282">TIPOS, NOT NULL, UNIQUE, PK, FK, DEFAULT, CHECK</text:span><text:span text:style-name="T283">)</text:span><text:span text:style-name="T284">, tipos de dados </text:span><text:span text:style-name="T285">(</text:span><text:span text:style-name="T282">int</text:span><text:span text:style-name="T283">, </text:span><text:span text:style-name="T282">char</text:span><text:span text:style-name="T283">, </text:span><text:span text:style-name="T282">varchar</text:span><text:span text:style-name="T283">, </text:span><text:span text:style-name="T282">float</text:span><text:span text:style-name="T283">, </text:span><text:span text:style-name="T286">date</text:span><text:span text:style-name="T287">)</text:span>, SQL, PL/SQL. <text:span text:style-name="T96">(e seus parâmetro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table:number-columns-spanned="3" table:number-rows-spanned="1"/>
          <table:covered-table-cell table:number-columns-repeated="2"/>
          <table:table-cell table:number-columns-repeated="1020"/>
        </table:table-row>
        <table:table-row table:style-name="ro14">
          <table:covered-table-cell/>
          <table:table-cell table:style-name="ce146" office:value-type="string" calcext:value-type="string">
            <text:p>Se sobrar tempo, veja: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Scrum, XP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rquiteturas de componentes: Microsoft COM, .Net, J2EE.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JAX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SS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covered-table-cell/>
          <table:table-cell table:style-name="ce147" office:value-type="string" calcext:value-type="string">
            <text:p>Programação Web: conceitos fundamentais, persistência, camadas e design patterns.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7" office:value-type="string" calcext:value-type="string">
            <text:p>Web services usando REST, SOAP e WebApi: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7" office:value-type="string" calcext:value-type="string">
            <text:p>Procedimentos armazenados ("Stored Procedures")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7" office:value-type="string" calcext:value-type="string">
            <text:p>Gatilhos ("Triggers") <text:span text:style-name="T96">(stored procedure disparado por evento DML)</text:span>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7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 table:number-rows-repeated="104850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number-style style:name="N1012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number-style style:name="N1011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5-15T07:35:47.574000000</dc:date>
    <meta:print-date>2015-04-13T22:24:15Z</meta:print-date>
    <meta:editing-cycles>76</meta:editing-cycles>
    <meta:editing-duration>PT3H43M12S</meta:editing-duration>
    <meta:document-statistic meta:table-count="5" meta:cell-count="5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